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Neue" svg:font-family="Helvetica Neue"/>
    <style:font-face style:name="Times New Roman" svg:font-family="Times New Roman"/>
  </office:font-face-decls>
  <office:automatic-styles>
    <style:style style:name="P1" style:family="paragraph" style:parent-style-name="Standard">
      <style:text-properties style:font-name="Times New Roman" fo:font-size="12.0pt"/>
    </style:style>
    <style:style style:name="P2" style:family="paragraph" style:parent-style-name="Standard">
      <style:text-properties style:font-name="Helvetica Neue" fo:font-size="13.0pt" fo:color="#2b4386" fo:background-color="#edecec"/>
    </style:style>
    <style:style style:name="T1" style:family="text">
      <style:text-properties fo:letter-spacing="0.0000in"/>
    </style:style>
    <style:style style:name="T2" style:family="text">
      <style:text-properties fo:letter-spacing="0.0000in" fo:color="#34383f"/>
    </style:style>
    <style:style style:name="TableColumn1" style:family="table-column">
      <style:table-column-properties style:column-width="3.4625in" style:rel-column-width="32767*"/>
    </style:style>
  </office:automatic-styles>
  <office:body>
    <office:text>
      <text:p text:style-name="P1"><text:span text:style-name="T1">During the fall of 2014, the band releases its first 4 tracks EP. <text:line-break/>This is the re-recording in higher quality and the rearrangement of some lofi demos which have been made at the beginning of Selenian and which allowed them to be present on the social and musical networks.<text:line-break/><text:line-break/>The full EP was recorded by Selenian at La Fondation Bacchus, France, mixed by Nicolas Gallo in Valenciennes, France and mastered in Switzerland by Julien Grandjean.<text:line-break/><text:line-break/>TRACKLIST : <text:line-break/>A1 : MISS YOU ECHO (04:30)<text:line-break/>A2 : MARS VEGETATION (05:15)<text:line-break/>B1 : SUNDAY DIVING (06:17)<text:line-break/>B2 : PERSONAL DELAY (06:37)<text:line-break/><text:line-break/>SELENIAN is :</text:span></text:p>
      <text:p text:style-name="P1"><text:span text:style-name="T1">Nicolas Gallo – synths, guitar and vocals<text:line-break/>Mathieu Zweig – guitar and vocals<text:line-break/>Bernold Delgoda – drums<text:line-break/>Franz Woz – bass<text:line-break/><text:line-break/>Photography &amp; artwork by Baptiste Fichaux.</text:span><text:line-break/><text:line-break/><text:span text:style-name="T1">This is a 33 rpm record on a 12 inches vinyl, 500 numerated copies are pressed.</text:span><text:line-break/><text:span text:style-name="T1">It includes also a handwritten redeem code to get the digital EP.</text:span><text:s/><text:line-break/><text:line-break/>12€</text:p>
      <text:p text:style-name="P1"/>
      <text:p text:style-name="P2"><text:span text:style-name="T2">&lt;iframe style="border: 0; width: 400px; height: 274px;" src="</text:span><text:a xlink:type="simple" xlink:href="https://bandcamp.com/EmbeddedPlayer/album=3101336861/size=large/bgcol=ffffff/linkcol=0687f5/artwork=small/transparent=true/?fbclid=IwAR2RIjrOrNfGOZ1laoCI9rt-c1Db4BOKP335PWV9nKFnth_aA4004y-uVL8"><text:span text:style-name="T1">https://bandcamp.com/EmbeddedPlayer/album=3101336861/size=large/bgcol=ffffff/linkcol=0687f5/artwork=small/transparent=true/</text:span></text:a><text:span text:style-name="T2">" seamless&gt;&lt;a href="</text:span><text:a xlink:type="simple" xlink:href="http://selenian.bandcamp.com/album/eponyme-ep?fbclid=IwAR3wJoxnT1tObmH1JlebtCxNMQBVIOXlmD2J7CFFs6sIvzMyI3LcJYqMu0I"><text:span text:style-name="T1">http://selenian.bandcamp.com/album/eponyme-ep</text:span></text:a><text:span text:style-name="T2">"&gt;Eponyme Ep by SELENIAN&lt;/a&gt;&lt;/iframe&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894.4</meta:generator>
    <meta:initial-creator>Franz </meta:initial-creator>
  </office:meta>
</office:document-meta>
</file>